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rtiary structure: three-dimensional shape stabilized by interactions between side chains.</text:p>
      <text:p text:style-name="Standard">Quaternary structure – occurs only proteins that are composed of more than one polypeptide <text:s/></text:p>
      <text:p text:style-name="Standard">Shape is the key to protein function; anything that alters the shape of a protein alters the proteins ability to do its job. This is called denaturation. Some proteins can be renatured, and return to its original shape, and therefore, function.</text:p>
      <text:p text:style-name="Standard">Denature proteins</text:p>
      <text:list xml:id="list8634375685292510955" text:style-name="L1">
        <text:list-item>
          <text:p text:style-name="P1">Heat</text:p>
        </text:list-item>
        <text:list-item>
          <text:p text:style-name="P1">Extremes of pH</text:p>
        </text:list-item>
        <text:list-item>
          <text:p text:style-name="P1">High concentrations of salts</text:p>
        </text:list-item>
      </text:list>
      <text:p text:style-name="Standard"/>
      <text:p text:style-name="Standard">Nucleic Acids</text:p>
      <text:p text:style-name="Standard">Nucleic Acids are the molecules of genetic information &amp; expression</text:p>
      <text:p text:style-name="Standard"><text:tab/>RNA and DNA</text:p>
      <text:p text:style-name="Standard"/>
      <text:p text:style-name="Standard">Genetic molecules must be able to:</text:p>
      <text:list xml:id="list6661858541980281267" text:style-name="L2">
        <text:list-item>
          <text:p text:style-name="P2">Contain information – sequence of base pairs</text:p>
        </text:list-item>
        <text:list-item>
          <text:p text:style-name="P2">Copy itself</text:p>
        </text:list-item>
      </text:list>
      <text:p text:style-name="Standard">DNA</text:p>
      <text:p text:style-name="Standard">Sugar is dioxyribose</text:p>
      <text:p text:style-name="Standard">Double stranded</text:p>
      <text:p text:style-name="Standard">Bases include A, G, C, T</text:p>
      <text:p text:style-name="Standard">Stores the information</text:p>
      <text:p text:style-name="Standard">Large molecule confined to the nucleus</text:p>
      <text:p text:style-name="Standard"/>
      <text:p text:style-name="Standard">RNA</text:p>
      <text:p text:style-name="Standard">Sugar is ribose</text:p>
      <text:p text:style-name="Standard">Single strand, but able to pair to DNA or RNA</text:p>
      <text:p text:style-name="Standard">Bases include A, G, C, U</text:p>
      <text:p text:style-name="Standard">Expresses the information</text:p>
      <text:p text:style-name="Standard">Smaller molecule. Can move in or out of the nucleus.</text:p>
      <text:p text:style-name="Standard"/>
      <text:p text:style-name="Standard">Page 90 study guide</text:p>
      <text:p text:style-name="Standard"/>
      <text:p text:style-name="Standard">Cells</text:p>
      <text:p text:style-name="Standard">Cells are the basic unit of life</text:p>
      <text:p text:style-name="Standard">Cell theory has 3 basic concepts</text:p>
      <text:p text:style-name="Standard"/>
      <text:p text:style-name="Standard">Page 100 – 101 for test</text:p>
      <text:p text:style-name="Standard"/>
      <text:p text:style-name="Standard">Prokaryotic cell lacks a true nucleus, there is no envelop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7-10-11T12:53:00.39</meta:creation-date>
    <dc:date>2017-10-11T14:13:41.23</dc:date>
    <dc:creator>Timothy Cayer</dc:creator>
    <meta:editing-duration>PT1H20M32S</meta:editing-duration>
    <meta:editing-cycles>22</meta:editing-cycles>
    <meta:generator>OpenOffice/4.1.3$Win32 OpenOffice.org_project/413m1$Build-9783</meta:generator>
    <meta:document-statistic meta:table-count="0" meta:image-count="0" meta:object-count="0" meta:page-count="1" meta:paragraph-count="31" meta:word-count="198" meta:character-count="1138"/>
  </office:meta>
</office:document-meta>
</file>